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fill-color="#eaf0f8" draw:textarea-horizontal-align="justify" draw:textarea-vertical-align="top" draw:auto-grow-height="false" fo:min-height="5.084cm" fo:min-width="3.945cm" style:writing-mode="lr-tb" loext:decorative="false"/>
      <style:paragraph-properties style:writing-mode="lr-tb"/>
    </style:style>
    <style:style style:name="gr4" style:family="graphic" style:parent-style-name="standard">
      <style:graphic-properties draw:opacity="34%" draw:textarea-horizontal-align="justify" draw:textarea-vertical-align="middle" draw:auto-grow-height="false" fo:min-height="0.512cm" fo:min-width="3.945cm" loext:decorative="false"/>
    </style:style>
    <style:style style:name="gr5" style:family="graphic" style:parent-style-name="standard">
      <style:graphic-properties draw:fill-color="#eaf0f8" draw:textarea-horizontal-align="justify" draw:textarea-vertical-align="top" draw:auto-grow-height="false" fo:min-height="5.084cm" fo:min-width="5.23cm" style:writing-mode="lr-tb" loext:decorative="false"/>
      <style:paragraph-properties style:writing-mode="lr-tb"/>
    </style:style>
    <style:style style:name="gr6" style:family="graphic" style:parent-style-name="standard">
      <style:graphic-properties draw:opacity="34%" draw:textarea-horizontal-align="justify" draw:textarea-vertical-align="middle" draw:auto-grow-height="false" fo:min-height="0.512cm" fo:min-width="5.23cm" loext:decorative="false"/>
    </style:style>
    <style:style style:name="gr7" style:family="graphic" style:parent-style-name="standard">
      <style:graphic-properties draw:marker-start="CF_20_Zero_20_Many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fo:min-height="0.893cm" loext:decorative="false"/>
      <style:paragraph-properties style:writing-mode="lr-tb"/>
    </style:style>
    <style:style style:name="gr9" style:family="graphic" style:parent-style-name="standard">
      <style:graphic-properties draw:marker-end="CF_20_Only_20_One" draw:textarea-vertical-align="middle" loext:decorative="false"/>
    </style:style>
    <style:style style:name="gr10" style:family="graphic" style:parent-style-name="standard">
      <style:graphic-properties draw:marker-end="CF_20_Zero_20_Many" draw:textarea-vertical-align="middle" loext:decorative="false"/>
    </style:style>
    <style:style style:name="gr11" style:family="graphic" style:parent-style-name="objectwithoutfill">
      <style:graphic-properties draw:marker-end="CF_20_Many_20_One" draw:marker-end-width="0.3cm" draw:fill="solid" draw:textarea-vertical-align="middle" loext:decorative="false"/>
    </style:style>
    <style:style style:name="gr12" style:family="graphic" style:parent-style-name="objectwithoutfill">
      <style:graphic-properties draw:marker-end="Arrowheads_20_2" draw:marker-end-width="0.3cm" draw:fill="solid" draw:textarea-vertical-align="middle" loext:decorative="fals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P3" style:family="paragraph">
      <style:paragraph-properties fo:text-align="start"/>
      <style:text-properties fo:font-size="10pt" style:text-underline-style="solid" style:text-underline-width="auto" style:text-underline-color="font-color" style:font-size-asian="10pt" style:font-size-complex="10pt"/>
    </style:style>
    <style:style style:name="P4" style:family="paragraph">
      <loext:graphic-properties draw:fill-color="#eaf0f8"/>
      <style:paragraph-properties fo:text-align="center" style:writing-mode="lr-tb"/>
      <style:text-properties fo:font-size="10pt" style:text-underline-style="solid" style:text-underline-width="auto" style:text-underline-color="font-color" style:font-size-asian="10pt" style:font-size-complex="10pt"/>
    </style:style>
    <style:style style:name="P5" style:family="paragraph">
      <loext:graphic-properties draw:opacity="34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T1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4" style:family="text">
      <style:text-properties fo:font-size="10pt" style:text-underline-style="none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502cm" svg:height="1.187cm" svg:x="10.398cm" svg:y="11.298cm">
          <draw:text-box>
            <text:p/>
          </draw:text-box>
        </draw:frame>
        <draw:g draw:style-name="gr2" xml:id="id1" draw:id="id1">
          <draw:custom-shape draw:style-name="gr3" draw:text-style-name="P4" draw:layer="layout" svg:width="4.445cm" svg:height="5.334cm" svg:x="2.143cm" svg:y="3.043cm">
            <text:p text:style-name="P2"><text:span text:style-name="T1">ContentTypeItems</text:span></text:p>
            <text:p text:style-name="P2"><text:span text:style-name="T2"/></text:p>
            <text:p text:style-name="P3"><text:span text:style-name="T3">ContentTypeItemId (PK)</text:span></text:p>
            <text:p text:style-name="P3"><text:span text:style-name="T4">ContentTypeId (FK)</text:span></text:p>
            <text:p text:style-name="P3"><text:span text:style-name="T4">Nam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4.445cm" svg:height="0.762cm" svg:x="2.143cm" svg:y="3.0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2" draw:id="id2">
          <draw:glue-point draw:id="4" svg:x="-2.71cm" svg:y="4.979cm"/>
          <draw:glue-point draw:id="5" svg:x="-2.996cm" svg:y="4.979cm"/>
          <draw:glue-point draw:id="6" svg:x="-3.853cm" svg:y="4.979cm"/>
          <draw:glue-point draw:id="7" svg:x="-3.568cm" svg:y="4.979cm"/>
          <draw:custom-shape draw:style-name="gr5" draw:text-style-name="P4" draw:layer="layout" svg:width="5.73cm" svg:height="5.334cm" svg:x="9.127cm" svg:y="3.043cm">
            <text:p text:style-name="P2"><text:span text:style-name="T1">ContentTypes</text:span></text:p>
            <text:p text:style-name="P2"><text:span text:style-name="T2"/></text:p>
            <text:p text:style-name="P3"><text:span text:style-name="T3">ContentTypeId (PK)</text:span></text:p>
            <text:p text:style-name="P3"><text:span text:style-name="T4">TemplateId (FK)</text:span></text:p>
            <text:p text:style-name="P3"><text:span text:style-name="T4">Name</text:span></text:p>
            <text:p text:style-name="P3"><text:span text:style-name="T4">Title</text:span></text:p>
            <text:p text:style-name="P3"><text:span text:style-name="T4">Description</text:span></text:p>
            <text:p text:style-name="P3"><text:span text:style-name="T4">ItemsPerPage</text:span></text:p>
            <text:p text:style-name="P3"><text:span text:style-name="T4">DefaultTemplateForContent (FK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5.73cm" svg:height="0.762cm" svg:x="9.127cm" svg:y="3.0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7" draw:text-style-name="P6" draw:layer="layout" svg:x1="6.588cm" svg:y1="5.71cm" svg:x2="9.127cm" svg:y2="5.71cm" draw:start-shape="id1" draw:start-glue-point="1" draw:end-shape="id2" draw:end-glue-point="3" svg:d="M6588 5710h2539" svg:viewBox="0 0 2540 1">
          <text:p/>
        </draw:connector>
        <draw:custom-shape draw:style-name="gr3" draw:text-style-name="P4" xml:id="id7" draw:id="id7" draw:layer="layout" svg:width="4.445cm" svg:height="5.334cm" svg:x="2.154cm" svg:y="18.045cm">
          <draw:glue-point draw:id="4" svg:x="4.949cm" svg:y="-2.159cm"/>
          <draw:glue-point draw:id="5" svg:x="3.336cm" svg:y="-4.994cm"/>
          <text:p text:style-name="P2"><text:span text:style-name="T1">Contents</text:span></text:p>
          <text:p text:style-name="P2"><text:span text:style-name="T2"/></text:p>
          <text:p text:style-name="P3"><text:span text:style-name="T3">ContentId (PK)</text:span></text:p>
          <text:p text:style-name="P3"><text:span text:style-name="T4">ContentTypeId (FK)</text:span></text:p>
          <text:p text:style-name="P3"><text:span text:style-name="T4">TemplateId (FK)</text:span></text:p>
          <text:p text:style-name="P3"><text:span text:style-name="T4">UrlToDisplay</text:span></text:p>
          <text:p text:style-name="P3"><text:span text:style-name="T4">Title</text:span></text:p>
          <text:p text:style-name="P3"><text:span text:style-name="T4">Body</text:span></text:p>
          <text:p text:style-name="P3"><text:span text:style-name="T4">CreationDate</text:span></text:p>
          <text:p text:style-name="P3"><text:span text:style-name="T4">LastUpdatedDate</text:span></text:p>
          <text:p text:style-name="P3"><text:span text:style-name="T4">CreatedBy (FK)</text:span></text:p>
          <text:p text:style-name="P3"><text:span text:style-name="T4">LastUpdatedBy (FK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.445cm" svg:height="0.762cm" svg:x="2.154cm" svg:y="18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 xml:id="id5" draw:id="id5">
          <draw:custom-shape draw:style-name="gr3" draw:text-style-name="P4" draw:layer="layout" svg:width="4.445cm" svg:height="5.334cm" svg:x="15.732cm" svg:y="10.525cm">
            <text:p text:style-name="P2"><text:span text:style-name="T1">Layouts</text:span></text:p>
            <text:p text:style-name="P2"><text:span text:style-name="T2"/></text:p>
            <text:p text:style-name="P3"><text:span text:style-name="T3">LayoutId (PK)</text:span></text:p>
            <text:p text:style-name="P3"><text:span text:style-name="T4">Name</text:span></text:p>
            <text:p text:style-name="P3"><text:span text:style-name="T4">FileLocation</text:span></text:p>
            <text:p text:style-name="P3"><text:span text:style-name="T4">FileConten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4.445cm" svg:height="0.762cm" svg:x="15.732cm" svg:y="10.5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4" draw:id="id4">
          <draw:custom-shape draw:style-name="gr3" draw:text-style-name="P4" draw:layer="layout" svg:width="4.445cm" svg:height="5.334cm" svg:x="2.151cm" svg:y="10.479cm">
            <text:p text:style-name="P2"><text:span text:style-name="T1">ContentItems</text:span></text:p>
            <text:p text:style-name="P2"><text:span text:style-name="T2"/></text:p>
            <text:p text:style-name="P3"><text:span text:style-name="T3">ContentItemId (PK)</text:span></text:p>
            <text:p text:style-name="P3"><text:span text:style-name="T4">ContentTypeItemId (FK)</text:span></text:p>
            <text:p text:style-name="P3"><text:span text:style-name="T4">ContentId (FK)</text:span></text:p>
            <text:p text:style-name="P3"><text:span text:style-name="T4">Val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4.445cm" svg:height="0.762cm" svg:x="2.151cm" svg:y="10.4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3" draw:id="id3">
          <draw:custom-shape draw:style-name="gr3" draw:text-style-name="P4" draw:layer="layout" svg:width="4.445cm" svg:height="5.334cm" svg:x="9.128cm" svg:y="10.525cm">
            <text:p text:style-name="P2"><text:span text:style-name="T1">Templates</text:span></text:p>
            <text:p text:style-name="P2"><text:span text:style-name="T2"/></text:p>
            <text:p text:style-name="P3"><text:span text:style-name="T3">TemplateId (PK)</text:span></text:p>
            <text:p text:style-name="P3"><text:span text:style-name="T4">LayoutId (FK)</text:span></text:p>
            <text:p text:style-name="P3"><text:span text:style-name="T4">Name</text:span></text:p>
            <text:p text:style-name="P3"><text:span text:style-name="T4">FileLocation</text:span></text:p>
            <text:p text:style-name="P3"><text:span text:style-name="T4">FileContents</text:span></text:p>
            <text:p text:style-name="P3"><text:span text:style-name="T4">IsForContent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4.445cm" svg:height="0.762cm" svg:x="9.128cm" svg:y="10.5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6" draw:id="id6">
          <draw:custom-shape draw:style-name="gr3" draw:text-style-name="P4" draw:layer="layout" svg:width="4.445cm" svg:height="5.334cm" svg:x="9.055cm" svg:y="18.056cm">
            <text:p text:style-name="P2"><text:span text:style-name="T1">AspNetUsers</text:span></text:p>
            <text:p text:style-name="P2"><text:span text:style-name="T2"/></text:p>
            <text:p text:style-name="P3"><text:span text:style-name="T3">Id (PK)</text:span></text:p>
            <text:p text:style-name="P3"><text:span text:style-name="T4">PasswordHash</text:span></text:p>
            <text:p text:style-name="P3"><text:span text:style-name="T4">Email</text:span></text:p>
            <text:p text:style-name="P3"><text:span text:style-name="T4">DisplayNam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4.445cm" svg:height="0.762cm" svg:x="9.055cm" svg:y="18.0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" draw:text-style-name="P1" draw:layer="layout" svg:width="17.907cm" svg:height="1.143cm" svg:x="1.381cm" svg:y="1.381cm">
          <draw:text-box>
            <text:p>DSCMS Database Relationships</text:p>
          </draw:text-box>
        </draw:frame>
        <draw:connector draw:style-name="gr9" draw:text-style-name="P6" draw:layer="layout" svg:x1="11.992cm" svg:y1="8.377cm" svg:x2="11.35cm" svg:y2="10.525cm" draw:start-shape="id2" draw:end-shape="id3" svg:d="M11992 8377v1074h-642v1074" svg:viewBox="0 0 643 2149">
          <text:p/>
        </draw:connector>
        <draw:connector draw:style-name="gr10" draw:text-style-name="P6" draw:layer="layout" svg:x1="4.365cm" svg:y1="8.377cm" svg:x2="4.373cm" svg:y2="10.479cm" draw:start-shape="id1" draw:start-glue-point="2" draw:end-shape="id4" svg:d="M4365 8377v1051h8v1051" svg:viewBox="0 0 9 2103">
          <text:p/>
        </draw:connector>
        <draw:connector draw:style-name="gr10" draw:text-style-name="P6" draw:layer="layout" svg:x1="4.376cm" svg:y1="18.045cm" svg:x2="4.373cm" svg:y2="15.813cm" draw:end-shape="id4" draw:end-glue-point="2" svg:d="M4376 18045v-865h-3v-1367" svg:viewBox="0 0 4 2233">
          <text:p/>
        </draw:connector>
        <draw:connector draw:style-name="gr10" draw:text-style-name="P6" draw:layer="layout" svg:x1="15.732cm" svg:y1="13.192cm" svg:x2="13.573cm" svg:y2="13.192cm" draw:start-shape="id5" draw:start-glue-point="3" draw:end-shape="id3" draw:end-glue-point="1" svg:d="M15732 13192h-2159" svg:viewBox="0 0 2160 1">
          <text:p/>
        </draw:connector>
        <draw:connector draw:style-name="gr10" draw:text-style-name="P6" draw:layer="layout" svg:x1="9.055cm" svg:y1="20.723cm" svg:x2="6.599cm" svg:y2="20.712cm" draw:start-shape="id6" draw:start-glue-point="3" svg:d="M9055 20723h-1479v-11h-977" svg:viewBox="0 0 2457 12">
          <text:p/>
        </draw:connector>
        <draw:connector draw:style-name="gr11" draw:text-style-name="P7" draw:layer="layout" draw:type="line" svg:x1="11.35cm" svg:y1="15.859cm" svg:x2="6.575cm" svg:y2="19.561cm" draw:start-shape="id3" draw:end-shape="id7" draw:end-glue-point="4" svg:d="M11350 15859l-4775 3702" svg:viewBox="0 0 4776 3703">
          <text:p/>
        </draw:connector>
        <draw:connector draw:style-name="gr12" draw:text-style-name="P7" draw:layer="layout" draw:type="curve" draw:line-skew="-2.014cm" svg:x1="9.948cm" svg:y1="8.365cm" svg:x2="5.858cm" svg:y2="18.049cm" draw:start-shape="id2" draw:start-glue-point="7" draw:end-shape="id7" draw:end-glue-point="5" svg:d="M9948 8365c0 4248-4090-594-4090 9684" svg:viewBox="0 0 4091 968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-1500 -4500 3000 6001" svg:d="M-1500 0c0-263 69-522 201-749 132-229 321-418 549-550 228-131 487-201 750-201s522 70 750 201c228 132 417 321 549 549 132 229 201 487 201 750 0 264-69 522-201 750-132 229-321 418-549 550-228 131-487 201-750 201s-522-70-750-201c-228-132-417-321-549-549s-201-487-201-750zM-1350 0c0-237 62-469 181-674 118-206 289-376 494-495 205-118 438-181 675-181s470 63 675 181c205 119 376 289 494 494 119 206 181 439 181 675 0 237-62 470-181 675-118 206-289 376-494 495-205 118-438 181-675 181s-470-63-675-181c-205-119-376-289-494-494-119-206-181-438-181-675zM0-1500l1500-2789v-211h-114l-1286 2392v-2392h-200v2392l-1286-2392h-114v211z"/>
    <draw:marker draw:name="CF_20_Many_20_One" draw:display-name="CF Many One" svg:viewBox="0 0 3000 3200" svg:d="M1500 3200h1500v-200h-3000v200zM1500 3000l1500-2789v-211h-114l-1286 2392v-2392h-200v2392l-1286-2392h-114v211z"/>
    <draw:marker draw:name="CF_20_Only_20_One" draw:display-name="CF Only One" svg:viewBox="0 0 38 40" svg:d="M19 40h1v-40h-2v40zM20 40h-20v-2h20zM18 40h20v-2h-20zM20 22h-20v-2h20zM18 22h20v-2h-20z"/>
    <draw:marker draw:name="CF_20_Zero_20_Many" draw:display-name="CF Zero Many" svg:viewBox="0 0 3000 6001" svg:d="M0 4500c0-263 69-522 201-749 132-229 321-418 549-550 228-131 487-201 750-201s522 70 750 201c228 132 417 321 549 549 132 229 201 487 201 750 0 264-69 522-201 750-132 229-321 418-549 550-228 131-487 201-750 201s-522-70-750-201c-228-132-417-321-549-549s-201-487-201-750zM150 4500c0-237 62-469 181-674 118-206 289-376 494-495 205-118 438-181 675-181s470 63 675 181c205 119 376 289 494 494 119 206 181 439 181 675 0 237-62 470-181 675-118 206-289 376-494 495-205 118-438 181-675 181s-470-63-675-181c-205-119-376-289-494-494-119-206-181-438-181-675zM1500 3000l1500-2789v-211h-114l-1286 2392v-2392h-200v2392l-1286-2392h-114v211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9-03-10T11:09:13.428000000</meta:creation-date>
    <dc:date>2025-10-04T17:37:38.206995400</dc:date>
    <meta:editing-duration>PT1H53M12S</meta:editing-duration>
    <meta:editing-cycles>42</meta:editing-cycles>
    <meta:generator>LibreOffice/25.8.1.1$Windows_X86_64 LibreOffice_project/54047653041915e595ad4e45cccea684809c77b5</meta:generator>
    <meta:document-statistic meta:object-count="30"/>
  </office:meta>
</office:document-meta>
</file>